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, helvetica, sans-serif, kanji2"/>
    <style:font-face style:name="Arial1" svg:font-family="Arial" style:font-family-generic="swiss"/>
    <style:font-face style:name="Arial,Bold" svg:font-family="'Arial,Bold'" style:font-family-generic="swiss"/>
    <style:font-face style:name="CIJKMC+Arial,Bold" svg:font-family="'CIJKMC+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24pt" style:font-size-asian="24pt" style:font-size-complex="24pt"/>
    </style:style>
    <style:style style:name="P4" style:family="paragraph" style:parent-style-name="Text_20_body">
      <style:paragraph-properties fo:text-align="start" style:justify-single-word="false" fo:break-before="page"/>
    </style:style>
    <style:style style:name="P5" style:family="paragraph" style:parent-style-name="Heading">
      <style:paragraph-properties fo:text-align="center" style:justify-single-word="false" fo:break-before="page"/>
      <style:text-properties style:font-name="Arial"/>
    </style:style>
    <style:style style:name="P6" style:family="paragraph" style:parent-style-name="Text_20_body">
      <style:paragraph-properties fo:margin-top="0.3cm" fo:margin-bottom="0.3cm" fo:text-align="start" style:justify-single-word="false"/>
      <style:text-properties fo:font-size="24pt" style:font-size-asian="24pt" style:font-size-complex="24pt"/>
    </style:style>
    <style:style style:name="P7" style:family="paragraph" style:parent-style-name="Contents_20_Heading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2">
      <style:paragraph-properties fo:text-align="start" style:justify-single-word="false"/>
      <style:text-properties style:font-name="Arial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Heading_20_3"/>
    <style:style style:name="P14" style:family="paragraph" style:parent-style-name="Heading_20_1">
      <style:paragraph-properties fo:break-before="page"/>
      <style:text-properties style:font-name="Arial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Text">
      <style:text-properties style:font-name="Arial" fo:font-size="12pt" style:font-size-asian="12pt" style:font-size-complex="12pt"/>
    </style:style>
    <style:style style:name="P17" style:family="paragraph" style:parent-style-name="Text" style:list-style-name="L11">
      <style:text-properties style:font-name="Arial" fo:font-size="12pt" style:font-size-asian="12pt" style:font-size-complex="12pt"/>
    </style:style>
    <style:style style:name="P18" style:family="paragraph" style:parent-style-name="Text" style:list-style-name="L10"/>
    <style:style style:name="P19" style:family="paragraph" style:parent-style-name="Text" style:list-style-name="L11"/>
    <style:style style:name="P20" style:family="paragraph" style:parent-style-name="Text" style:list-style-name="L12"/>
    <style:style style:name="T1" style:family="text">
      <style:text-properties style:text-underline-style="none"/>
    </style:style>
    <style:style style:name="T2" style:family="text">
      <style:text-properties fo:color="#1c51a8" style:font-name="Arial" fo:font-size="9.75pt" fo:language="zxx" fo:country="none" style:text-underline-style="solid" style:text-underline-width="auto" style:text-underline-color="font-color" fo:background-color="transparent" style:font-name-asian="CIJKMC+Arial,Bold" style:font-size-asian="10pt" style:language-asian="zxx" style:country-asian="none" style:font-name-complex="CIJKMC+Arial,Bold" style:font-size-complex="10pt" style:language-complex="zxx" style:country-complex="none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-asian="Arial1" style:font-name-complex="Arial1"/>
    </style:style>
    <style:style style:name="T6" style:family="text">
      <style:text-properties style:font-name="Arial2" fo:font-size="10pt" fo:background-color="#ffffff" style:font-name-asian="CIJKMC+Arial,Bold" style:font-size-asian="10pt" style:font-name-complex="CIJKMC+Arial,Bold" style:font-size-complex="10pt"/>
    </style:style>
    <style:style style:name="T7" style:family="text">
      <style:text-properties style:use-window-font-color="true" style:font-name="Arial2" style:text-underline-style="none" style:font-name-asian="Arial1" style:font-name-complex="Arial1"/>
    </style:style>
    <style:style style:name="T8" style:family="text">
      <style:text-properties style:use-window-font-color="true" style:font-name="Arial" fo:font-size="12pt" style:text-underline-style="none" style:font-name-asian="Arial1" style:font-size-asian="12pt" style:font-name-complex="Arial1" style:font-size-complex="12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/>
      <text:p text:style-name="P1"/>
      <text:p text:style-name="P7"><text:span text:style-name="T1">MÉTODOS ÁGILES</text:span></text:p>
      <text:p text:style-name="P7">SCRUM</text:p>
      <text:p text:style-name="P1"/>
      <text:p text:style-name="P1"/>
      <text:p text:style-name="P1"/>
      <text:p text:style-name="P1"/>
      <text:p text:style-name="P1"/>
      <text:p text:style-name="P1"/>
      <text:p text:style-name="P6">Facultad:<text:tab/>UNQ</text:p>
      <text:p text:style-name="P6">Carrera:<text:tab/>TPI</text:p>
      <text:p text:style-name="P6">Profesor:<text:tab/>Paez, Nicolás</text:p>
      <text:p text:style-name="P6">Alumnos:<text:tab/>Marchionne, Cristian<text:line-break/><text:tab/><text:tab/></text:p>
      <text:p text:style-name="P2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SCRUM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SCRUM</text:p>
          </text:index-title>
          <text:p text:style-name="P8">INTRODUCCION<text:tab/>3</text:p>
          <text:p text:style-name="P15">1.Transparencia<text:tab/>3</text:p>
          <text:p text:style-name="P15">2.Inspección<text:tab/>3</text:p>
          <text:p text:style-name="P15">3.Adaptación<text:tab/>3</text:p>
          <text:p text:style-name="P8">ROLES<text:tab/>4</text:p>
          <text:p text:style-name="P15">1.Product Owner<text:tab/>4</text:p>
          <text:p text:style-name="P15">2.El Equipo de Desarrollo<text:tab/>4</text:p>
          <text:p text:style-name="P15">3.The Scrum Master<text:tab/>4</text:p>
          <text:p text:style-name="P8">EVENTOS DEL SCRUM<text:tab/>5</text:p>
          <text:p text:style-name="P15">1.The Sprint<text:tab/>5</text:p>
          <text:p text:style-name="P15">2.Sprint Planning Meeting<text:tab/>5</text:p>
          <text:p text:style-name="P15">3.Daily Scrum<text:tab/>5</text:p>
          <text:p text:style-name="P15">4.Sprint Review<text:tab/>5</text:p>
          <text:p text:style-name="P15">5.Sprint Retrospective<text:tab/>5</text:p>
          <text:p text:style-name="P8">ARTEFACTOS<text:tab/>6</text:p>
          <text:p text:style-name="P15">1.Product Backlog<text:tab/>6</text:p>
          <text:p text:style-name="P15">2.Sprint Backlog<text:tab/>6</text:p>
          <text:p text:style-name="P15">3.Increment<text:tab/>6</text:p>
          <text:p text:style-name="P9">BIBLIOGRAFÍA<text:tab/>7</text:p>
        </text:index-body>
      </text:table-of-content>
      <text:p text:style-name="Text_20_body"/>
      <text:p text:style-name="P5">SCRUM</text:p>
      <text:h text:style-name="P10" text:outline-level="2">INTRODUCCION</text:h>
      <text:p text:style-name="P16"><text:span text:style-name="T5">Scrum es una estructura para el desarrollo de productos complejos. Fue creado por Ken Schwaber y Jeff Sutherland.</text:span></text:p>
      <text:p text:style-name="P16"><text:span text:style-name="T5">Establece una estructura que permite manejar el desarrollo de productos de forma productiva y creativa con el mayor valor de calidad posible empleando distintos tipos de técnicas y procesos. Scrum es fundada con la teoría de control de procesos de los imperios, donde asegura que el conocimiento proviene de la experiencia y las decisiones basadas en él. Implementa un desarrollo iterativo incremental para optimizar las planificaciones y el control de riesgos.</text:span></text:p>
      <text:p text:style-name="P16"><text:span text:style-name="T5">Se basa en tres pilares: Transparencia, Inspección y <text:s/>Adaptación.</text:span></text:p>
      <text:h text:style-name="Heading_20_3" text:outline-level="3"><text:span text:style-name="T5">Transparencia</text:span></text:h>
      <text:p text:style-name="P16"><text:span text:style-name="T5">Los aspectos del proceso son visibles para los encargados de las entregas.</text:span></text:p>
      <text:p text:style-name="P16"><text:span text:style-name="T5">Se requiere que se establezca conceptos de forma común para que todos entiendan las cosas como son y no haya equivocaciones.</text:span></text:p>
      <text:h text:style-name="Heading_20_3" text:outline-level="3"><text:span text:style-name="T5">Inspección</text:span></text:h>
      <text:p text:style-name="P16"><text:span text:style-name="T5">Se deben realizar inspecciones para detectar variaciones no deseadas.</text:span></text:p>
      <text:h text:style-name="Heading_20_3" text:outline-level="3"><text:span text:style-name="T5">Adaptación</text:span></text:h>
      <text:p text:style-name="P16"><text:span text:style-name="T5">Si en la inspección se detecta que un proceso varia fuera de los limites deseados, esto debe corregirse lo antes posibles para minimizar las desviaciones futuras.</text:span></text:p>
      <text:p text:style-name="P16"><text:span text:style-name="T5"></text:span></text:p>
      <text:p text:style-name="P16"><text:span text:style-name="T5">Scrum define cuatro eventos formales para las Inspecciones y Adaptaciones:</text:span></text:p>
      <text:list xml:id="list686258979" text:style-name="L11">
        <text:list-item>
          <text:p text:style-name="P19"><text:span text:style-name="T4">Sprint Planning Meeting</text:span></text:p>
        </text:list-item>
        <text:list-item>
          <text:p text:style-name="P17"><text:span text:style-name="T5">Daily Scrum </text:span></text:p>
        </text:list-item>
        <text:list-item>
          <text:p text:style-name="P17"><text:span text:style-name="T5">Sprint Review Meeting</text:span></text:p>
        </text:list-item>
        <text:list-item>
          <text:p text:style-name="P17"><text:span text:style-name="T5">Sprint Retrospective </text:span></text:p>
        </text:list-item>
      </text:list>
      <text:p text:style-name="P16"/>
      <text:p text:style-name="Text"/>
      <text:h text:style-name="P12" text:outline-level="2"><text:span text:style-name="T7">ROLES</text:span></text:h>
      <text:p text:style-name="P16">El equipo esta formado por el Product Owner, el equipo de desarrollo y el Scrum Master.</text:p>
      <text:p text:style-name="Text"><text:span text:style-name="T3">Los equipos de Scrum cuentan cuentan con dos características notables: son auto-organizados y auto-suficientes.</text:span></text:p>
      <text:p text:style-name="P16"><text:span text:style-name="T7"></text:span></text:p>
      <text:h text:style-name="Heading_20_3" text:outline-level="3">Product Owner</text:h>
      <text:p text:style-name="P16"><text:span text:style-name="T7">Es el encargado de incrementar el valor del producto y el trabajo del equipo de desarrollo.</text:span></text:p>
      <text:p text:style-name="P16"><text:span text:style-name="T7">También es responsable del manejo del Backlog. Esto incluye:</text:span></text:p>
      <text:p text:style-name="P16"><text:span text:style-name="T7"/></text:p>
      <text:list xml:id="list1401022130" text:style-name="L12">
        <text:list-item>
          <text:p text:style-name="P20"><text:span text:style-name="T8">Expresar claramente los items del Backlog.</text:span></text:p>
        </text:list-item>
        <text:list-item>
          <text:p text:style-name="P20"><text:span text:style-name="T8">Ordenar la lista de productos para alcanzar los objetivos.</text:span></text:p>
        </text:list-item>
        <text:list-item>
          <text:p text:style-name="P20"><text:span text:style-name="T8">Asegurarse del valor producido por el trabajo del equipo de desarrolladores.</text:span></text:p>
        </text:list-item>
        <text:list-item>
          <text:p text:style-name="P20"><text:span text:style-name="T8">Asegurarse que el Backlog es visible, clara, transparente y muestre que va a realizar el equipo en un futuro.</text:span></text:p>
        </text:list-item>
      </text:list>
      <text:p text:style-name="Text"><text:span text:style-name="T8"/></text:p>
      <text:p text:style-name="Text"><text:span text:style-name="T8">Todos los miembros del equipos deben respetar las decisiones del Product Owner. Las mismas son visibles. Nadie esta autorizado a darle trabajo ni cambiar los requerimientos del equipo de desarrollo.</text:span></text:p>
      <text:p text:style-name="P16"><text:span text:style-name="T7"/></text:p>
      <text:h text:style-name="Heading_20_3" text:outline-level="3"><text:span text:style-name="T7">El Equipo de Desarrollo</text:span></text:h>
      <text:p text:style-name="Text"><text:span text:style-name="T7"/></text:p>
      <text:h text:style-name="Heading_20_3" text:outline-level="3"><text:span text:style-name="T7">The Scrum Master</text:span></text:h>
      <text:p text:style-name="Text"><text:span text:style-name="T7"/></text:p>
      <text:p text:style-name="Text"><text:span text:style-name="T7"/></text:p>
      <text:p text:style-name="Text"><text:span text:style-name="T7"/></text:p>
      <text:h text:style-name="P11" text:outline-level="2"><text:span text:style-name="T7"/></text:h>
      <text:h text:style-name="P12" text:outline-level="2"><text:span text:style-name="T7">EVENTOS DEL SCRUM</text:span></text:h>
      <text:p text:style-name="P16"><text:span text:style-name="T7"/></text:p>
      <text:h text:style-name="Heading_20_3" text:outline-level="3"><text:span text:style-name="T7">The Sprint</text:span></text:h>
      <text:p text:style-name="Text"><text:span text:style-name="T7"/></text:p>
      <text:h text:style-name="Heading_20_3" text:outline-level="3"><text:span text:style-name="T7">Sprint Planning Meeting</text:span></text:h>
      <text:p text:style-name="Text"><text:span text:style-name="T7"/></text:p>
      <text:h text:style-name="Heading_20_3" text:outline-level="3"><text:span text:style-name="T7">Daily Scrum</text:span></text:h>
      <text:p text:style-name="Text"><text:span text:style-name="T7"/></text:p>
      <text:h text:style-name="Heading_20_3" text:outline-level="3"><text:span text:style-name="T7">Sprint Review</text:span></text:h>
      <text:p text:style-name="Text"><text:span text:style-name="T7"/></text:p>
      <text:h text:style-name="Heading_20_3" text:outline-level="3"><text:span text:style-name="T7">Sprint Retrospective</text:span></text:h>
      <text:h text:style-name="Heading_20_3" text:outline-level="3" text:is-list-header="true"><text:span text:style-name="T7"/></text:h>
      <text:h text:style-name="P11" text:outline-level="2"/>
      <text:h text:style-name="P12" text:outline-level="2">ARTEFACTOS</text:h>
      <text:p text:style-name="Text"/>
      <text:h text:style-name="Heading_20_3" text:outline-level="3">Product Backlog</text:h>
      <text:p text:style-name="Text"/>
      <text:p text:style-name="Text"/>
      <text:h text:style-name="Heading_20_3" text:outline-level="3">Sprint Backlog</text:h>
      <text:p text:style-name="Text"/>
      <text:p text:style-name="Text"/>
      <text:h text:style-name="Heading_20_3" text:outline-level="3">Increment</text:h>
      <text:p text:style-name="Text"/>
      <text:p text:style-name="Text"/>
      <text:h text:style-name="P14" text:outline-level="1">BIBLIOGRAFÍA</text:h>
      <text:list xml:id="list502663658" text:style-name="L10">
        <text:list-item>
          <text:p text:style-name="P18"><text:span text:style-name="T6">The Scrum Guide - Ken Schwaber y Jeff Sutherland<text:line-break/></text:span><text:a xlink:type="simple" xlink:href="http://www.scrum.org/storage/scrumguides/Scrum%20Guide%20-%202011.pdf"><text:span text:style-name="T2">http://www.scrum.org/storage/scrumguides/Scrum%20Guide%20-%202011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, helvetica, sans-serif, kanji2"/>
    <style:font-face style:name="Arial1" svg:font-family="Arial" style:font-family-generic="swiss"/>
    <style:font-face style:name="Arial,Bold" svg:font-family="'Arial,Bold'" style:font-family-generic="swiss"/>
    <style:font-face style:name="CIJKMC+Arial,Bold" svg:font-family="'CIJKMC+Arial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3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Standard" style:class="extra">
      <style:text-properties style:font-name="Ari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Métodos Ágiles - SCRUM</text:span><text:tab/><text:tab/><text:date style:data-style-name="N75" text:date-value="2011-10-31T17:42:10" text:fixed="true">31 de oct de 2011</text:date></text:p>
      </style:header>
      <style:footer>
        <text:p text:style-name="Footer">Marchionne Cristian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9-15T04:24:51</meta:creation-date>
    <dc:date>2011-10-31T18:29:38</dc:date>
    <dc:creator>Cristian </dc:creator>
    <meta:editing-duration>PT5H32M21S</meta:editing-duration>
    <meta:editing-cycles>78</meta:editing-cycles>
    <meta:generator>LibreOffice/3.3$Linux LibreOffice_project/330m19$Build-401</meta:generator>
    <meta:document-statistic meta:table-count="0" meta:image-count="0" meta:object-count="0" meta:page-count="7" meta:paragraph-count="72" meta:word-count="464" meta:character-count="2976"/>
  </office:meta>
</office:document-meta>
</file>